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transport_calibration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S_LDV_T</text:p>
          </table:table-cell>
          <table:table-cell office:value-type="float" office:value="0.009" calcext:value-type="float">
            <text:p>0.0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_trucks_T</text:p>
          </table:table-cell>
          <table:table-cell office:value-type="float" office:value="0.65" calcext:value-type="float">
            <text:p>0.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_LDV_C</text:p>
          </table:table-cell>
          <table:table-cell office:value-type="float" office:value="0.9" calcext:value-type="float">
            <text:p>0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_LDV_nT</text:p>
          </table:table-cell>
          <table:table-cell table:formula="of:=1-[.B3]-[.B1]" office:value-type="float" office:value="0.091" calcext:value-type="float">
            <text:p>0.0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_trucks_nT</text:p>
          </table:table-cell>
          <table:table-cell table:formula="of:=1-[.B2]" office:value-type="float" office:value="0.35" calcext:value-type="float">
            <text:p>0.35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2" table:number-columns-repeated="20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International Shipping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2.62259400742619" calcext:value-type="float">
            <text:p>2.62259400742619</text:p>
          </table:table-cell>
          <table:table-cell office:value-type="float" office:value="2.66490309200832" calcext:value-type="float">
            <text:p>2.66490309200832</text:p>
          </table:table-cell>
          <table:table-cell office:value-type="float" office:value="2.45094172242221" calcext:value-type="float">
            <text:p>2.45094172242221</text:p>
          </table:table-cell>
          <table:table-cell office:value-type="float" office:value="2.46594508741631" calcext:value-type="float">
            <text:p>2.46594508741631</text:p>
          </table:table-cell>
          <table:table-cell office:value-type="float" office:value="2.46161400783464" calcext:value-type="float">
            <text:p>2.46161400783464</text:p>
          </table:table-cell>
          <table:table-cell office:value-type="float" office:value="2.42207412300858" calcext:value-type="float">
            <text:p>2.42207412300858</text:p>
          </table:table-cell>
          <table:table-cell office:value-type="float" office:value="2.43698658454378" calcext:value-type="float">
            <text:p>2.43698658454378</text:p>
          </table:table-cell>
          <table:table-cell office:value-type="float" office:value="2.39598328600432" calcext:value-type="float">
            <text:p>2.39598328600432</text:p>
          </table:table-cell>
          <table:table-cell office:value-type="float" office:value="2.36380968190008" calcext:value-type="float">
            <text:p>2.36380968190008</text:p>
          </table:table-cell>
          <table:table-cell office:value-type="float" office:value="2.33536861643604" calcext:value-type="float">
            <text:p>2.33536861643604</text:p>
          </table:table-cell>
          <table:table-cell office:value-type="float" office:value="2.2960530543486" calcext:value-type="float">
            <text:p>2.2960530543486</text:p>
          </table:table-cell>
          <table:table-cell office:value-type="float" office:value="2.27798674973889" calcext:value-type="float">
            <text:p>2.27798674973889</text:p>
          </table:table-cell>
          <table:table-cell office:value-type="float" office:value="2.27583289904327" calcext:value-type="float">
            <text:p>2.27583289904327</text:p>
          </table:table-cell>
          <table:table-cell office:value-type="float" office:value="2.28699117429795" calcext:value-type="float">
            <text:p>2.28699117429795</text:p>
          </table:table-cell>
          <table:table-cell office:value-type="float" office:value="2.30136375049431" calcext:value-type="float">
            <text:p>2.30136375049431</text:p>
          </table:table-cell>
          <table:table-cell table:number-columns-repeated="4" office:value-type="float" office:value="2.34578222115325" calcext:value-type="float">
            <text:p>2.34578222115325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0.189485427050527" calcext:value-type="float">
            <text:p>0.189485427050527</text:p>
          </table:table-cell>
          <table:table-cell office:value-type="float" office:value="0.158881903925832" calcext:value-type="float">
            <text:p>0.158881903925832</text:p>
          </table:table-cell>
          <table:table-cell office:value-type="float" office:value="0.155947816686369" calcext:value-type="float">
            <text:p>0.155947816686369</text:p>
          </table:table-cell>
          <table:table-cell office:value-type="float" office:value="0.154972818977394" calcext:value-type="float">
            <text:p>0.154972818977394</text:p>
          </table:table-cell>
          <table:table-cell office:value-type="float" office:value="0.16381217070939" calcext:value-type="float">
            <text:p>0.16381217070939</text:p>
          </table:table-cell>
          <table:table-cell office:value-type="float" office:value="0.1670065097723" calcext:value-type="float">
            <text:p>0.1670065097723</text:p>
          </table:table-cell>
          <table:table-cell office:value-type="float" office:value="0.164179629604252" calcext:value-type="float">
            <text:p>0.164179629604252</text:p>
          </table:table-cell>
          <table:table-cell office:value-type="float" office:value="0.16080343913469" calcext:value-type="float">
            <text:p>0.16080343913469</text:p>
          </table:table-cell>
          <table:table-cell office:value-type="float" office:value="0.15679344220126" calcext:value-type="float">
            <text:p>0.15679344220126</text:p>
          </table:table-cell>
          <table:table-cell office:value-type="float" office:value="0.15335180052321" calcext:value-type="float">
            <text:p>0.15335180052321</text:p>
          </table:table-cell>
          <table:table-cell office:value-type="float" office:value="0.150741325259568" calcext:value-type="float">
            <text:p>0.150741325259568</text:p>
          </table:table-cell>
          <table:table-cell office:value-type="float" office:value="0.147931012283349" calcext:value-type="float">
            <text:p>0.147931012283349</text:p>
          </table:table-cell>
          <table:table-cell office:value-type="float" office:value="0.148419791370955" calcext:value-type="float">
            <text:p>0.148419791370955</text:p>
          </table:table-cell>
          <table:table-cell office:value-type="float" office:value="0.152282940491554" calcext:value-type="float">
            <text:p>0.152282940491554</text:p>
          </table:table-cell>
          <table:table-cell office:value-type="float" office:value="0.156422619567031" calcext:value-type="float">
            <text:p>0.156422619567031</text:p>
          </table:table-cell>
          <table:table-cell table:number-columns-repeated="4" office:value-type="float" office:value="0.161844557651373" calcext:value-type="float">
            <text:p>0.161844557651373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Rail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0.156109004776301" calcext:value-type="float">
            <text:p>0.156109004776301</text:p>
          </table:table-cell>
          <table:table-cell office:value-type="float" office:value="0.129510909638486" calcext:value-type="float">
            <text:p>0.129510909638486</text:p>
          </table:table-cell>
          <table:table-cell office:value-type="float" office:value="0.138731816822029" calcext:value-type="float">
            <text:p>0.138731816822029</text:p>
          </table:table-cell>
          <table:table-cell office:value-type="float" office:value="0.149856746151878" calcext:value-type="float">
            <text:p>0.149856746151878</text:p>
          </table:table-cell>
          <table:table-cell office:value-type="float" office:value="0.154041608607811" calcext:value-type="float">
            <text:p>0.154041608607811</text:p>
          </table:table-cell>
          <table:table-cell office:value-type="float" office:value="0.15964047917307" calcext:value-type="float">
            <text:p>0.15964047917307</text:p>
          </table:table-cell>
          <table:table-cell office:value-type="float" office:value="0.159068080184339" calcext:value-type="float">
            <text:p>0.159068080184339</text:p>
          </table:table-cell>
          <table:table-cell office:value-type="float" office:value="0.158048743828641" calcext:value-type="float">
            <text:p>0.158048743828641</text:p>
          </table:table-cell>
          <table:table-cell office:value-type="float" office:value="0.157632751747984" calcext:value-type="float">
            <text:p>0.157632751747984</text:p>
          </table:table-cell>
          <table:table-cell office:value-type="float" office:value="0.156835051331545" calcext:value-type="float">
            <text:p>0.156835051331545</text:p>
          </table:table-cell>
          <table:table-cell office:value-type="float" office:value="0.157898845306206" calcext:value-type="float">
            <text:p>0.157898845306206</text:p>
          </table:table-cell>
          <table:table-cell office:value-type="float" office:value="0.158962945077689" calcext:value-type="float">
            <text:p>0.158962945077689</text:p>
          </table:table-cell>
          <table:table-cell office:value-type="float" office:value="0.159061787933065" calcext:value-type="float">
            <text:p>0.159061787933065</text:p>
          </table:table-cell>
          <table:table-cell office:value-type="float" office:value="0.160065922028383" calcext:value-type="float">
            <text:p>0.160065922028383</text:p>
          </table:table-cell>
          <table:table-cell office:value-type="float" office:value="0.158765606994881" calcext:value-type="float">
            <text:p>0.158765606994881</text:p>
          </table:table-cell>
          <table:table-cell table:number-columns-repeated="4" office:value-type="float" office:value="0.158914497745939" calcext:value-type="float">
            <text:p>0.158914497745939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EJ/yr</text:p>
          </table:table-cell>
          <table:table-cell office:value-type="float" office:value="0.203045318726814" calcext:value-type="float">
            <text:p>0.203045318726814</text:p>
          </table:table-cell>
          <table:table-cell office:value-type="float" office:value="0.239992861081089" calcext:value-type="float">
            <text:p>0.239992861081089</text:p>
          </table:table-cell>
          <table:table-cell office:value-type="float" office:value="0.234809637703699" calcext:value-type="float">
            <text:p>0.234809637703699</text:p>
          </table:table-cell>
          <table:table-cell office:value-type="float" office:value="0.238838777609133" calcext:value-type="float">
            <text:p>0.238838777609133</text:p>
          </table:table-cell>
          <table:table-cell office:value-type="float" office:value="0.284200875590711" calcext:value-type="float">
            <text:p>0.284200875590711</text:p>
          </table:table-cell>
          <table:table-cell office:value-type="float" office:value="0.31893346440613" calcext:value-type="float">
            <text:p>0.31893346440613</text:p>
          </table:table-cell>
          <table:table-cell office:value-type="float" office:value="0.344029096902559" calcext:value-type="float">
            <text:p>0.344029096902559</text:p>
          </table:table-cell>
          <table:table-cell office:value-type="float" office:value="0.349669002604861" calcext:value-type="float">
            <text:p>0.349669002604861</text:p>
          </table:table-cell>
          <table:table-cell office:value-type="float" office:value="0.357725279150764" calcext:value-type="float">
            <text:p>0.357725279150764</text:p>
          </table:table-cell>
          <table:table-cell office:value-type="float" office:value="0.367883668366275" calcext:value-type="float">
            <text:p>0.367883668366275</text:p>
          </table:table-cell>
          <table:table-cell office:value-type="float" office:value="0.36455350376299" calcext:value-type="float">
            <text:p>0.36455350376299</text:p>
          </table:table-cell>
          <table:table-cell office:value-type="float" office:value="0.362278704143168" calcext:value-type="float">
            <text:p>0.362278704143168</text:p>
          </table:table-cell>
          <table:table-cell office:value-type="float" office:value="0.368572173050737" calcext:value-type="float">
            <text:p>0.368572173050737</text:p>
          </table:table-cell>
          <table:table-cell office:value-type="float" office:value="0.347723236283256" calcext:value-type="float">
            <text:p>0.347723236283256</text:p>
          </table:table-cell>
          <table:table-cell office:value-type="float" office:value="0.308885469884622" calcext:value-type="float">
            <text:p>0.308885469884622</text:p>
          </table:table-cell>
          <table:table-cell table:number-columns-repeated="4" office:value-type="float" office:value="0.235786484181668" calcext:value-type="float">
            <text:p>0.235786484181668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J/yr</text:p>
          </table:table-cell>
          <table:table-cell office:value-type="float" office:value="1.81851090967039" calcext:value-type="float">
            <text:p>1.81851090967039</text:p>
          </table:table-cell>
          <table:table-cell office:value-type="float" office:value="1.80061185315406" calcext:value-type="float">
            <text:p>1.80061185315406</text:p>
          </table:table-cell>
          <table:table-cell office:value-type="float" office:value="1.74677549288419" calcext:value-type="float">
            <text:p>1.74677549288419</text:p>
          </table:table-cell>
          <table:table-cell office:value-type="float" office:value="1.73155870647714" calcext:value-type="float">
            <text:p>1.73155870647714</text:p>
          </table:table-cell>
          <table:table-cell office:value-type="float" office:value="1.70149562325719" calcext:value-type="float">
            <text:p>1.70149562325719</text:p>
          </table:table-cell>
          <table:table-cell office:value-type="float" office:value="1.66648108718162" calcext:value-type="float">
            <text:p>1.66648108718162</text:p>
          </table:table-cell>
          <table:table-cell office:value-type="float" office:value="1.64797806720583" calcext:value-type="float">
            <text:p>1.64797806720583</text:p>
          </table:table-cell>
          <table:table-cell office:value-type="float" office:value="1.62400204280138" calcext:value-type="float">
            <text:p>1.62400204280138</text:p>
          </table:table-cell>
          <table:table-cell office:value-type="float" office:value="1.60494980737682" calcext:value-type="float">
            <text:p>1.60494980737682</text:p>
          </table:table-cell>
          <table:table-cell office:value-type="float" office:value="1.58897182173582" calcext:value-type="float">
            <text:p>1.58897182173582</text:p>
          </table:table-cell>
          <table:table-cell office:value-type="float" office:value="1.60957447295401" calcext:value-type="float">
            <text:p>1.60957447295401</text:p>
          </table:table-cell>
          <table:table-cell office:value-type="float" office:value="1.63709900433745" calcext:value-type="float">
            <text:p>1.63709900433745</text:p>
          </table:table-cell>
          <table:table-cell office:value-type="float" office:value="1.6802224386322" calcext:value-type="float">
            <text:p>1.6802224386322</text:p>
          </table:table-cell>
          <table:table-cell office:value-type="float" office:value="1.73857739948038" calcext:value-type="float">
            <text:p>1.73857739948038</text:p>
          </table:table-cell>
          <table:table-cell office:value-type="float" office:value="1.79745084932689" calcext:value-type="float">
            <text:p>1.79745084932689</text:p>
          </table:table-cell>
          <table:table-cell table:number-columns-repeated="4" office:value-type="float" office:value="1.89763148664959" calcext:value-type="float">
            <text:p>1.89763148664959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ail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0.167543170022585" calcext:value-type="float">
            <text:p>0.167543170022585</text:p>
          </table:table-cell>
          <table:table-cell office:value-type="float" office:value="0.158040797816999" calcext:value-type="float">
            <text:p>0.158040797816999</text:p>
          </table:table-cell>
          <table:table-cell office:value-type="float" office:value="0.166800713449955" calcext:value-type="float">
            <text:p>0.166800713449955</text:p>
          </table:table-cell>
          <table:table-cell office:value-type="float" office:value="0.176329383592905" calcext:value-type="float">
            <text:p>0.176329383592905</text:p>
          </table:table-cell>
          <table:table-cell office:value-type="float" office:value="0.185234161077752" calcext:value-type="float">
            <text:p>0.185234161077752</text:p>
          </table:table-cell>
          <table:table-cell office:value-type="float" office:value="0.197260499997767" calcext:value-type="float">
            <text:p>0.197260499997767</text:p>
          </table:table-cell>
          <table:table-cell office:value-type="float" office:value="0.210048272694125" calcext:value-type="float">
            <text:p>0.210048272694125</text:p>
          </table:table-cell>
          <table:table-cell office:value-type="float" office:value="0.220554345059366" calcext:value-type="float">
            <text:p>0.220554345059366</text:p>
          </table:table-cell>
          <table:table-cell office:value-type="float" office:value="0.236195097846141" calcext:value-type="float">
            <text:p>0.236195097846141</text:p>
          </table:table-cell>
          <table:table-cell office:value-type="float" office:value="0.253711021310467" calcext:value-type="float">
            <text:p>0.253711021310467</text:p>
          </table:table-cell>
          <table:table-cell office:value-type="float" office:value="0.262677276859597" calcext:value-type="float">
            <text:p>0.262677276859597</text:p>
          </table:table-cell>
          <table:table-cell office:value-type="float" office:value="0.27271047706715" calcext:value-type="float">
            <text:p>0.27271047706715</text:p>
          </table:table-cell>
          <table:table-cell office:value-type="float" office:value="0.29836165214927" calcext:value-type="float">
            <text:p>0.29836165214927</text:p>
          </table:table-cell>
          <table:table-cell office:value-type="float" office:value="0.33589176476538" calcext:value-type="float">
            <text:p>0.33589176476538</text:p>
          </table:table-cell>
          <table:table-cell office:value-type="float" office:value="0.384540121807063" calcext:value-type="float">
            <text:p>0.384540121807063</text:p>
          </table:table-cell>
          <table:table-cell table:number-columns-repeated="4" office:value-type="float" office:value="0.44539223231241" calcext:value-type="float">
            <text:p>0.4453922323124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EJ/yr</text:p>
          </table:table-cell>
          <table:table-cell office:value-type="float" office:value="0.452651688080137" calcext:value-type="float">
            <text:p>0.452651688080137</text:p>
          </table:table-cell>
          <table:table-cell office:value-type="float" office:value="0.467194877218992" calcext:value-type="float">
            <text:p>0.467194877218992</text:p>
          </table:table-cell>
          <table:table-cell office:value-type="float" office:value="0.463032064278294" calcext:value-type="float">
            <text:p>0.463032064278294</text:p>
          </table:table-cell>
          <table:table-cell office:value-type="float" office:value="0.465898497129325" calcext:value-type="float">
            <text:p>0.465898497129325</text:p>
          </table:table-cell>
          <table:table-cell office:value-type="float" office:value="0.449522499225223" calcext:value-type="float">
            <text:p>0.449522499225223</text:p>
          </table:table-cell>
          <table:table-cell office:value-type="float" office:value="0.428831083740681" calcext:value-type="float">
            <text:p>0.428831083740681</text:p>
          </table:table-cell>
          <table:table-cell office:value-type="float" office:value="0.394066509149746" calcext:value-type="float">
            <text:p>0.394066509149746</text:p>
          </table:table-cell>
          <table:table-cell office:value-type="float" office:value="0.341848473712654" calcext:value-type="float">
            <text:p>0.341848473712654</text:p>
          </table:table-cell>
          <table:table-cell office:value-type="float" office:value="0.301334785119885" calcext:value-type="float">
            <text:p>0.301334785119885</text:p>
          </table:table-cell>
          <table:table-cell office:value-type="float" office:value="0.267516682725279" calcext:value-type="float">
            <text:p>0.267516682725279</text:p>
          </table:table-cell>
          <table:table-cell office:value-type="float" office:value="0.249528529979193" calcext:value-type="float">
            <text:p>0.249528529979193</text:p>
          </table:table-cell>
          <table:table-cell office:value-type="float" office:value="0.234704582119371" calcext:value-type="float">
            <text:p>0.234704582119371</text:p>
          </table:table-cell>
          <table:table-cell office:value-type="float" office:value="0.214487041841368" calcext:value-type="float">
            <text:p>0.214487041841368</text:p>
          </table:table-cell>
          <table:table-cell office:value-type="float" office:value="0.202774901544235" calcext:value-type="float">
            <text:p>0.202774901544235</text:p>
          </table:table-cell>
          <table:table-cell office:value-type="float" office:value="0.192117677028715" calcext:value-type="float">
            <text:p>0.192117677028715</text:p>
          </table:table-cell>
          <table:table-cell table:number-columns-repeated="4" office:value-type="float" office:value="0.176942880301977" calcext:value-type="float">
            <text:p>0.176942880301977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E_other</text:p>
          </table:table-cell>
          <table:table-cell table:number-columns-repeated="5"/>
          <table:table-cell table:formula="of:=SUM([.G12:.G15];[.G8:.G10])" office:value-type="float" office:value="5.60993952575294" calcext:value-type="float">
            <text:p>5.60993952575294</text:p>
          </table:table-cell>
          <table:table-cell table:formula="of:=SUM([.H12:.H15];[.H8:.H10])" office:value-type="float" office:value="5.61913629484378" calcext:value-type="float">
            <text:p>5.61913629484378</text:p>
          </table:table-cell>
          <table:table-cell table:formula="of:=SUM([.I12:.I15];[.I8:.I10])" office:value-type="float" office:value="5.35703926424675" calcext:value-type="float">
            <text:p>5.35703926424675</text:p>
          </table:table-cell>
          <table:table-cell table:formula="of:=SUM([.J12:.J15];[.J8:.J10])" office:value-type="float" office:value="5.38340001735409" calcext:value-type="float">
            <text:p>5.38340001735409</text:p>
          </table:table-cell>
          <table:table-cell table:formula="of:=SUM([.K12:.K15];[.K8:.K10])" office:value-type="float" office:value="5.39992094630272" calcext:value-type="float">
            <text:p>5.39992094630272</text:p>
          </table:table-cell>
          <table:table-cell table:formula="of:=SUM([.L12:.L15];[.L8:.L10])" office:value-type="float" office:value="5.36022724728015" calcext:value-type="float">
            <text:p>5.36022724728015</text:p>
          </table:table-cell>
          <table:table-cell table:formula="of:=SUM([.M12:.M15];[.M8:.M10])" office:value-type="float" office:value="5.35635624028463" calcext:value-type="float">
            <text:p>5.35635624028463</text:p>
          </table:table-cell>
          <table:table-cell table:formula="of:=SUM([.N12:.N15];[.N8:.N10])" office:value-type="float" office:value="5.25090933314591" calcext:value-type="float">
            <text:p>5.25090933314591</text:p>
          </table:table-cell>
          <table:table-cell table:formula="of:=SUM([.O12:.O15];[.O8:.O10])" office:value-type="float" office:value="5.17844084534293" calcext:value-type="float">
            <text:p>5.17844084534293</text:p>
          </table:table-cell>
          <table:table-cell table:formula="of:=SUM([.P12:.P15];[.P8:.P10])" office:value-type="float" office:value="5.12363866242864" calcext:value-type="float">
            <text:p>5.12363866242864</text:p>
          </table:table-cell>
          <table:table-cell table:formula="of:=SUM([.Q12:.Q15];[.Q8:.Q10])" office:value-type="float" office:value="5.09102700847016" calcext:value-type="float">
            <text:p>5.09102700847016</text:p>
          </table:table-cell>
          <table:table-cell table:formula="of:=SUM([.R12:.R15];[.R8:.R10])" office:value-type="float" office:value="5.09167347476707" calcext:value-type="float">
            <text:p>5.09167347476707</text:p>
          </table:table-cell>
          <table:table-cell table:formula="of:=SUM([.S12:.S15];[.S8:.S10])" office:value-type="float" office:value="5.14495778402087" calcext:value-type="float">
            <text:p>5.14495778402087</text:p>
          </table:table-cell>
          <table:table-cell table:formula="of:=SUM([.T12:.T15];[.T8:.T10])" office:value-type="float" office:value="5.22430733889114" calcext:value-type="float">
            <text:p>5.22430733889114</text:p>
          </table:table-cell>
          <table:table-cell table:formula="of:=SUM([.U12:.U15];[.U8:.U10])" office:value-type="float" office:value="5.29954609510351" calcext:value-type="float">
            <text:p>5.29954609510351</text:p>
          </table:table-cell>
          <table:table-cell table:formula="of:=SUM([.V12:.V15];[.V8:.V10])" office:value-type="float" office:value="5.42229435999621" calcext:value-type="float">
            <text:p>5.42229435999621</text:p>
          </table:table-cell>
          <table:table-cell table:formula="of:=SUM([.W12:.W15];[.W8:.W10])" office:value-type="float" office:value="5.42229435999621" calcext:value-type="float">
            <text:p>5.42229435999621</text:p>
          </table:table-cell>
          <table:table-cell table:formula="of:=SUM([.X12:.X15];[.X8:.X10])" office:value-type="float" office:value="5.42229435999621" calcext:value-type="float">
            <text:p>5.42229435999621</text:p>
          </table:table-cell>
          <table:table-cell table:formula="of:=SUM([.Y12:.Y15];[.Y8:.Y10])" office:value-type="float" office:value="5.42229435999621" calcext:value-type="float">
            <text:p>5.4222943599962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EJ/yr</text:p>
          </table:table-cell>
          <table:table-cell office:value-type="float" office:value="8.69977862377136" calcext:value-type="float">
            <text:p>8.69977862377136</text:p>
          </table:table-cell>
          <table:table-cell office:value-type="float" office:value="8.36562735795519" calcext:value-type="float">
            <text:p>8.36562735795519</text:p>
          </table:table-cell>
          <table:table-cell office:value-type="float" office:value="7.79329580406056" calcext:value-type="float">
            <text:p>7.79329580406056</text:p>
          </table:table-cell>
          <table:table-cell office:value-type="float" office:value="7.34377052032595" calcext:value-type="float">
            <text:p>7.34377052032595</text:p>
          </table:table-cell>
          <table:table-cell office:value-type="float" office:value="6.73223254468549" calcext:value-type="float">
            <text:p>6.73223254468549</text:p>
          </table:table-cell>
          <table:table-cell office:value-type="float" office:value="5.45326790644413" calcext:value-type="float">
            <text:p>5.45326790644413</text:p>
          </table:table-cell>
          <table:table-cell office:value-type="float" office:value="4.45465706467178" calcext:value-type="float">
            <text:p>4.45465706467178</text:p>
          </table:table-cell>
          <table:table-cell office:value-type="float" office:value="4.04339809010904" calcext:value-type="float">
            <text:p>4.04339809010904</text:p>
          </table:table-cell>
          <table:table-cell office:value-type="float" office:value="3.86559118368474" calcext:value-type="float">
            <text:p>3.86559118368474</text:p>
          </table:table-cell>
          <table:table-cell office:value-type="float" office:value="3.8220486442433" calcext:value-type="float">
            <text:p>3.8220486442433</text:p>
          </table:table-cell>
          <table:table-cell office:value-type="float" office:value="3.79225798269347" calcext:value-type="float">
            <text:p>3.79225798269347</text:p>
          </table:table-cell>
          <table:table-cell office:value-type="float" office:value="3.75547333510645" calcext:value-type="float">
            <text:p>3.75547333510645</text:p>
          </table:table-cell>
          <table:table-cell office:value-type="float" office:value="3.72087069558866" calcext:value-type="float">
            <text:p>3.72087069558866</text:p>
          </table:table-cell>
          <table:table-cell office:value-type="float" office:value="3.72667551397454" calcext:value-type="float">
            <text:p>3.72667551397454</text:p>
          </table:table-cell>
          <table:table-cell office:value-type="float" office:value="3.68757414902593" calcext:value-type="float">
            <text:p>3.68757414902593</text:p>
          </table:table-cell>
          <table:table-cell table:number-columns-repeated="4" office:value-type="float" office:value="3.5280276751071" calcext:value-type="float">
            <text:p>3.5280276751071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EJ/yr</text:p>
          </table:table-cell>
          <table:table-cell table:style-name="ce2" office:value-type="float" office:value="3.72640296155684" calcext:value-type="float">
            <text:p>3.7264</text:p>
          </table:table-cell>
          <table:table-cell table:style-name="ce2" office:value-type="float" office:value="3.90445206640006" calcext:value-type="float">
            <text:p>3.9045</text:p>
          </table:table-cell>
          <table:table-cell table:style-name="ce2" office:value-type="float" office:value="4.04147071049996" calcext:value-type="float">
            <text:p>4.0415</text:p>
          </table:table-cell>
          <table:table-cell table:style-name="ce2" office:value-type="float" office:value="4.20723187755624" calcext:value-type="float">
            <text:p>4.2072</text:p>
          </table:table-cell>
          <table:table-cell table:style-name="ce2" office:value-type="float" office:value="4.21758441726501" calcext:value-type="float">
            <text:p>4.2176</text:p>
          </table:table-cell>
          <table:table-cell table:style-name="ce2" office:value-type="float" office:value="4.16934895809372" calcext:value-type="float">
            <text:p>4.1693</text:p>
          </table:table-cell>
          <table:table-cell table:style-name="ce2" office:value-type="float" office:value="4.0633593578485" calcext:value-type="float">
            <text:p>4.0634</text:p>
          </table:table-cell>
          <table:table-cell table:style-name="ce2" office:value-type="float" office:value="3.8312891817255" calcext:value-type="float">
            <text:p>3.8313</text:p>
          </table:table-cell>
          <table:table-cell table:style-name="ce2" office:value-type="float" office:value="3.68353201086903" calcext:value-type="float">
            <text:p>3.6835</text:p>
          </table:table-cell>
          <table:table-cell table:style-name="ce2" office:value-type="float" office:value="3.57215746162032" calcext:value-type="float">
            <text:p>3.5722</text:p>
          </table:table-cell>
          <table:table-cell table:style-name="ce2" office:value-type="float" office:value="3.51343203557997" calcext:value-type="float">
            <text:p>3.5134</text:p>
          </table:table-cell>
          <table:table-cell table:style-name="ce2" office:value-type="float" office:value="3.45663998165796" calcext:value-type="float">
            <text:p>3.4566</text:p>
          </table:table-cell>
          <table:table-cell table:style-name="ce2" office:value-type="float" office:value="3.37066140494154" calcext:value-type="float">
            <text:p>3.3707</text:p>
          </table:table-cell>
          <table:table-cell table:style-name="ce2" office:value-type="float" office:value="3.34181698990747" calcext:value-type="float">
            <text:p>3.3418</text:p>
          </table:table-cell>
          <table:table-cell table:style-name="ce2" office:value-type="float" office:value="3.31750490364437" calcext:value-type="float">
            <text:p>3.3175</text:p>
          </table:table-cell>
          <table:table-cell table:number-columns-repeated="4" table:style-name="ce2" office:value-type="float" office:value="3.28601794358678" calcext:value-type="float">
            <text:p>3.2860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table:number-columns-repeated="20"/>
        </table:table-row>
        <table:table-row table:style-name="ro1">
          <table:table-cell office:value-type="string" calcext:value-type="string">
            <text:p>C_ET</text:p>
          </table:table-cell>
          <table:table-cell table:formula="of:=[.$B$3]*[.G18]" office:value-type="float" office:value="7.82980076139422" calcext:value-type="float">
            <text:p>7.82980076139422</text:p>
          </table:table-cell>
          <table:table-cell table:formula="of:=[.$B$3]*[.H18]" office:value-type="float" office:value="7.52906462215967" calcext:value-type="float">
            <text:p>7.52906462215967</text:p>
          </table:table-cell>
          <table:table-cell table:formula="of:=[.$B$3]*[.I18]" office:value-type="float" office:value="7.0139662236545" calcext:value-type="float">
            <text:p>7.0139662236545</text:p>
          </table:table-cell>
          <table:table-cell table:formula="of:=[.$B$3]*[.J18]" office:value-type="float" office:value="6.60939346829336" calcext:value-type="float">
            <text:p>6.60939346829336</text:p>
          </table:table-cell>
          <table:table-cell table:formula="of:=[.$B$3]*[.K18]" office:value-type="float" office:value="6.05900929021694" calcext:value-type="float">
            <text:p>6.05900929021694</text:p>
          </table:table-cell>
          <table:table-cell table:formula="of:=[.$B$3]*[.L18]" office:value-type="float" office:value="4.90794111579972" calcext:value-type="float">
            <text:p>4.90794111579972</text:p>
          </table:table-cell>
          <table:table-cell table:formula="of:=[.$B$3]*[.M18]" office:value-type="float" office:value="4.0091913582046" calcext:value-type="float">
            <text:p>4.0091913582046</text:p>
          </table:table-cell>
          <table:table-cell table:formula="of:=[.$B$3]*[.N18]" office:value-type="float" office:value="3.63905828109814" calcext:value-type="float">
            <text:p>3.63905828109814</text:p>
          </table:table-cell>
          <table:table-cell table:formula="of:=[.$B$3]*[.O18]" office:value-type="float" office:value="3.47903206531627" calcext:value-type="float">
            <text:p>3.47903206531627</text:p>
          </table:table-cell>
          <table:table-cell table:formula="of:=[.$B$3]*[.P18]" office:value-type="float" office:value="3.43984377981897" calcext:value-type="float">
            <text:p>3.43984377981897</text:p>
          </table:table-cell>
          <table:table-cell table:formula="of:=[.$B$3]*[.Q18]" office:value-type="float" office:value="3.41303218442412" calcext:value-type="float">
            <text:p>3.41303218442412</text:p>
          </table:table-cell>
          <table:table-cell table:formula="of:=[.$B$3]*[.R18]" office:value-type="float" office:value="3.3799260015958" calcext:value-type="float">
            <text:p>3.3799260015958</text:p>
          </table:table-cell>
          <table:table-cell table:formula="of:=[.$B$3]*[.S18]" office:value-type="float" office:value="3.34878362602979" calcext:value-type="float">
            <text:p>3.34878362602979</text:p>
          </table:table-cell>
          <table:table-cell table:formula="of:=[.$B$3]*[.T18]" office:value-type="float" office:value="3.35400796257709" calcext:value-type="float">
            <text:p>3.35400796257709</text:p>
          </table:table-cell>
          <table:table-cell table:formula="of:=[.$B$3]*[.U18]" office:value-type="float" office:value="3.31881673412334" calcext:value-type="float">
            <text:p>3.31881673412334</text:p>
          </table:table-cell>
          <table:table-cell table:formula="of:=[.$B$3]*[.V18]" office:value-type="float" office:value="3.17522490759639" calcext:value-type="float">
            <text:p>3.17522490759639</text:p>
          </table:table-cell>
          <table:table-cell table:formula="of:=[.$B$3]*[.W18]" office:value-type="float" office:value="3.17522490759639" calcext:value-type="float">
            <text:p>3.17522490759639</text:p>
          </table:table-cell>
          <table:table-cell table:formula="of:=[.$B$3]*[.X18]" office:value-type="float" office:value="3.17522490759639" calcext:value-type="float">
            <text:p>3.17522490759639</text:p>
          </table:table-cell>
          <table:table-cell table:formula="of:=[.$B$3]*[.Y18]" office:value-type="float" office:value="3.17522490759639" calcext:value-type="float">
            <text:p>3.17522490759639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YE_T_T</text:p>
          </table:table-cell>
          <table:table-cell table:formula="of:=SUM([.G8:.G15])+[.G18]*[.$B$1]+[.G19]*[.$B$2]" office:value-type="float" office:value="8.11039945837883" calcext:value-type="float">
            <text:p>8.11039945837883</text:p>
          </table:table-cell>
          <table:table-cell table:formula="of:=SUM([.H8:.H15])+[.H18]*[.$B$1]+[.H19]*[.$B$2]" office:value-type="float" office:value="8.23232078422542" calcext:value-type="float">
            <text:p>8.23232078422542</text:p>
          </table:table-cell>
          <table:table-cell table:formula="of:=SUM([.I8:.I15])+[.I18]*[.$B$1]+[.I19]*[.$B$2]" office:value-type="float" office:value="8.05413488830827" calcext:value-type="float">
            <text:p>8.05413488830827</text:p>
          </table:table-cell>
          <table:table-cell table:formula="of:=SUM([.J8:.J15])+[.J18]*[.$B$1]+[.J19]*[.$B$2]" office:value-type="float" office:value="8.18419467244858" calcext:value-type="float">
            <text:p>8.18419467244858</text:p>
          </table:table-cell>
          <table:table-cell table:formula="of:=SUM([.K8:.K15])+[.K18]*[.$B$1]+[.K19]*[.$B$2]" office:value-type="float" office:value="8.20194091042714" calcext:value-type="float">
            <text:p>8.20194091042714</text:p>
          </table:table-cell>
          <table:table-cell table:formula="of:=SUM([.L8:.L15])+[.L18]*[.$B$1]+[.L19]*[.$B$2]" office:value-type="float" office:value="8.11938348119906" calcext:value-type="float">
            <text:p>8.11938348119906</text:p>
          </table:table-cell>
          <table:table-cell table:formula="of:=SUM([.M8:.M15])+[.M18]*[.$B$1]+[.M19]*[.$B$2]" office:value-type="float" office:value="8.0376317364682" calcext:value-type="float">
            <text:p>8.0376317364682</text:p>
          </table:table-cell>
          <table:table-cell table:formula="of:=SUM([.N8:.N15])+[.N18]*[.$B$1]+[.N19]*[.$B$2]" office:value-type="float" office:value="7.77763788407847" calcext:value-type="float">
            <text:p>7.77763788407847</text:p>
          </table:table-cell>
          <table:table-cell table:formula="of:=SUM([.O8:.O15])+[.O18]*[.$B$1]+[.O19]*[.$B$2]" office:value-type="float" office:value="7.60752697306097" calcext:value-type="float">
            <text:p>7.60752697306097</text:p>
          </table:table-cell>
          <table:table-cell table:formula="of:=SUM([.P8:.P15])+[.P18]*[.$B$1]+[.P19]*[.$B$2]" office:value-type="float" office:value="7.47993945028003" calcext:value-type="float">
            <text:p>7.47993945028003</text:p>
          </table:table-cell>
          <table:table-cell table:formula="of:=SUM([.Q8:.Q15])+[.Q18]*[.$B$1]+[.Q19]*[.$B$2]" office:value-type="float" office:value="7.40888815344139" calcext:value-type="float">
            <text:p>7.40888815344139</text:p>
          </table:table-cell>
          <table:table-cell table:formula="of:=SUM([.R8:.R15])+[.R18]*[.$B$1]+[.R19]*[.$B$2]" office:value-type="float" office:value="7.3722887228607" calcext:value-type="float">
            <text:p>7.3722887228607</text:p>
          </table:table-cell>
          <table:table-cell table:formula="of:=SUM([.S8:.S15])+[.S18]*[.$B$1]+[.S19]*[.$B$2]" office:value-type="float" office:value="7.36937553349316" calcext:value-type="float">
            <text:p>7.36937553349316</text:p>
          </table:table-cell>
          <table:table-cell table:formula="of:=SUM([.T8:.T15])+[.T18]*[.$B$1]+[.T19]*[.$B$2]" office:value-type="float" office:value="7.43002846195676" calcext:value-type="float">
            <text:p>7.43002846195676</text:p>
          </table:table-cell>
          <table:table-cell table:formula="of:=SUM([.U8:.U15])+[.U18]*[.$B$1]+[.U19]*[.$B$2]" office:value-type="float" office:value="7.48911244981359" calcext:value-type="float">
            <text:p>7.48911244981359</text:p>
          </table:table-cell>
          <table:table-cell table:formula="of:=SUM([.V8:.V15])+[.V18]*[.$B$1]+[.V19]*[.$B$2]" office:value-type="float" office:value="7.58995827240358" calcext:value-type="float">
            <text:p>7.58995827240358</text:p>
          </table:table-cell>
          <table:table-cell table:formula="of:=SUM([.W8:.W15])+[.W18]*[.$B$1]+[.W19]*[.$B$2]" office:value-type="float" office:value="7.58995827240358" calcext:value-type="float">
            <text:p>7.58995827240358</text:p>
          </table:table-cell>
          <table:table-cell table:formula="of:=SUM([.X8:.X15])+[.X18]*[.$B$1]+[.X19]*[.$B$2]" office:value-type="float" office:value="7.58995827240358" calcext:value-type="float">
            <text:p>7.58995827240358</text:p>
          </table:table-cell>
          <table:table-cell table:formula="of:=SUM([.Y8:.Y15])+[.Y18]*[.$B$1]+[.Y19]*[.$B$2]" office:value-type="float" office:value="7.58995827240358" calcext:value-type="float">
            <text:p>7.58995827240358</text:p>
          </table:table-cell>
          <table:table-cell table:style-name="ce2" table:number-columns-repeated="6"/>
        </table:table-row>
        <table:table-row table:style-name="ro1">
          <table:table-cell table:number-columns-repeated="6"/>
          <table:table-cell table:style-name="ce2" table:number-columns-repeated="20"/>
        </table:table-row>
        <table:table-row table:style-name="ro1">
          <table:table-cell office:value-type="string" calcext:value-type="string">
            <text:p>E_LDV_nT</text:p>
          </table:table-cell>
          <table:table-cell table:formula="of:=[.G18]*[.$B$4]" office:value-type="float" office:value="0.791679854763194" calcext:value-type="float">
            <text:p>0.791679854763194</text:p>
          </table:table-cell>
          <table:table-cell table:formula="of:=[.H18]*[.$B$4]" office:value-type="float" office:value="0.761272089573922" calcext:value-type="float">
            <text:p>0.761272089573922</text:p>
          </table:table-cell>
          <table:table-cell table:formula="of:=[.I18]*[.$B$4]" office:value-type="float" office:value="0.709189918169511" calcext:value-type="float">
            <text:p>0.709189918169511</text:p>
          </table:table-cell>
          <table:table-cell table:formula="of:=[.J18]*[.$B$4]" office:value-type="float" office:value="0.668283117349661" calcext:value-type="float">
            <text:p>0.668283117349661</text:p>
          </table:table-cell>
          <table:table-cell table:formula="of:=[.K18]*[.$B$4]" office:value-type="float" office:value="0.612633161566379" calcext:value-type="float">
            <text:p>0.612633161566379</text:p>
          </table:table-cell>
          <table:table-cell table:formula="of:=[.L18]*[.$B$4]" office:value-type="float" office:value="0.496247379486416" calcext:value-type="float">
            <text:p>0.496247379486416</text:p>
          </table:table-cell>
          <table:table-cell table:formula="of:=[.M18]*[.$B$4]" office:value-type="float" office:value="0.405373792885132" calcext:value-type="float">
            <text:p>0.405373792885132</text:p>
          </table:table-cell>
          <table:table-cell table:formula="of:=[.N18]*[.$B$4]" office:value-type="float" office:value="0.367949226199923" calcext:value-type="float">
            <text:p>0.367949226199923</text:p>
          </table:table-cell>
          <table:table-cell table:formula="of:=[.O18]*[.$B$4]" office:value-type="float" office:value="0.351768797715311" calcext:value-type="float">
            <text:p>0.351768797715311</text:p>
          </table:table-cell>
          <table:table-cell table:formula="of:=[.P18]*[.$B$4]" office:value-type="float" office:value="0.34780642662614" calcext:value-type="float">
            <text:p>0.34780642662614</text:p>
          </table:table-cell>
          <table:table-cell table:formula="of:=[.Q18]*[.$B$4]" office:value-type="float" office:value="0.345095476425106" calcext:value-type="float">
            <text:p>0.345095476425106</text:p>
          </table:table-cell>
          <table:table-cell table:formula="of:=[.R18]*[.$B$4]" office:value-type="float" office:value="0.341748073494687" calcext:value-type="float">
            <text:p>0.341748073494687</text:p>
          </table:table-cell>
          <table:table-cell table:formula="of:=[.S18]*[.$B$4]" office:value-type="float" office:value="0.338599233298568" calcext:value-type="float">
            <text:p>0.338599233298568</text:p>
          </table:table-cell>
          <table:table-cell table:formula="of:=[.T18]*[.$B$4]" office:value-type="float" office:value="0.339127471771683" calcext:value-type="float">
            <text:p>0.339127471771683</text:p>
          </table:table-cell>
          <table:table-cell table:formula="of:=[.U18]*[.$B$4]" office:value-type="float" office:value="0.33556924756136" calcext:value-type="float">
            <text:p>0.33556924756136</text:p>
          </table:table-cell>
          <table:table-cell table:formula="of:=[.V18]*[.$B$4]" office:value-type="float" office:value="0.321050518434746" calcext:value-type="float">
            <text:p>0.321050518434746</text:p>
          </table:table-cell>
          <table:table-cell table:formula="of:=[.W18]*[.$B$4]" office:value-type="float" office:value="0.321050518434746" calcext:value-type="float">
            <text:p>0.321050518434746</text:p>
          </table:table-cell>
          <table:table-cell table:formula="of:=[.X18]*[.$B$4]" office:value-type="float" office:value="0.321050518434746" calcext:value-type="float">
            <text:p>0.321050518434746</text:p>
          </table:table-cell>
          <table:table-cell table:formula="of:=[.Y18]*[.$B$4]" office:value-type="float" office:value="0.321050518434746" calcext:value-type="float">
            <text:p>0.321050518434746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E_trucks_nT</text:p>
          </table:table-cell>
          <table:table-cell table:formula="of:=[.$B$5]*[.G19]" office:value-type="float" office:value="1.30424103654489" calcext:value-type="float">
            <text:p>1.30424103654489</text:p>
          </table:table-cell>
          <table:table-cell table:formula="of:=[.$B$5]*[.H19]" office:value-type="float" office:value="1.36655822324002" calcext:value-type="float">
            <text:p>1.36655822324002</text:p>
          </table:table-cell>
          <table:table-cell table:formula="of:=[.$B$5]*[.I19]" office:value-type="float" office:value="1.41451474867499" calcext:value-type="float">
            <text:p>1.41451474867499</text:p>
          </table:table-cell>
          <table:table-cell table:formula="of:=[.$B$5]*[.J19]" office:value-type="float" office:value="1.47253115714468" calcext:value-type="float">
            <text:p>1.47253115714468</text:p>
          </table:table-cell>
          <table:table-cell table:formula="of:=[.$B$5]*[.K19]" office:value-type="float" office:value="1.47615454604275" calcext:value-type="float">
            <text:p>1.47615454604275</text:p>
          </table:table-cell>
          <table:table-cell table:formula="of:=[.$B$5]*[.L19]" office:value-type="float" office:value="1.4592721353328" calcext:value-type="float">
            <text:p>1.4592721353328</text:p>
          </table:table-cell>
          <table:table-cell table:formula="of:=[.$B$5]*[.M19]" office:value-type="float" office:value="1.42217577524698" calcext:value-type="float">
            <text:p>1.42217577524698</text:p>
          </table:table-cell>
          <table:table-cell table:formula="of:=[.$B$5]*[.N19]" office:value-type="float" office:value="1.34095121360393" calcext:value-type="float">
            <text:p>1.34095121360393</text:p>
          </table:table-cell>
          <table:table-cell table:formula="of:=[.$B$5]*[.O19]" office:value-type="float" office:value="1.28923620380416" calcext:value-type="float">
            <text:p>1.28923620380416</text:p>
          </table:table-cell>
          <table:table-cell table:formula="of:=[.$B$5]*[.P19]" office:value-type="float" office:value="1.25025511156711" calcext:value-type="float">
            <text:p>1.25025511156711</text:p>
          </table:table-cell>
          <table:table-cell table:formula="of:=[.$B$5]*[.Q19]" office:value-type="float" office:value="1.22970121245299" calcext:value-type="float">
            <text:p>1.22970121245299</text:p>
          </table:table-cell>
          <table:table-cell table:formula="of:=[.$B$5]*[.R19]" office:value-type="float" office:value="1.20982399358029" calcext:value-type="float">
            <text:p>1.20982399358029</text:p>
          </table:table-cell>
          <table:table-cell table:formula="of:=[.$B$5]*[.S19]" office:value-type="float" office:value="1.17973149172954" calcext:value-type="float">
            <text:p>1.17973149172954</text:p>
          </table:table-cell>
          <table:table-cell table:formula="of:=[.$B$5]*[.T19]" office:value-type="float" office:value="1.16963594646761" calcext:value-type="float">
            <text:p>1.16963594646761</text:p>
          </table:table-cell>
          <table:table-cell table:formula="of:=[.$B$5]*[.U19]" office:value-type="float" office:value="1.16112671627553" calcext:value-type="float">
            <text:p>1.16112671627553</text:p>
          </table:table-cell>
          <table:table-cell table:formula="of:=[.$B$5]*[.V19]" office:value-type="float" office:value="1.15010628025537" calcext:value-type="float">
            <text:p>1.15010628025537</text:p>
          </table:table-cell>
          <table:table-cell table:formula="of:=[.$B$5]*[.W19]" office:value-type="float" office:value="1.15010628025537" calcext:value-type="float">
            <text:p>1.15010628025537</text:p>
          </table:table-cell>
          <table:table-cell table:formula="of:=[.$B$5]*[.X19]" office:value-type="float" office:value="1.15010628025537" calcext:value-type="float">
            <text:p>1.15010628025537</text:p>
          </table:table-cell>
          <table:table-cell table:formula="of:=[.$B$5]*[.Y19]" office:value-type="float" office:value="1.15010628025537" calcext:value-type="float">
            <text:p>1.15010628025537</text:p>
          </table:table-cell>
          <table:table-cell table:style-name="ce2" table:number-columns-repeated="6"/>
        </table:table-row>
        <table:table-row table:style-name="ro1">
          <table:table-cell table:number-columns-repeated="20"/>
          <table:table-cell table:style-name="ce2" table:number-columns-repeated="6"/>
        </table:table-row>
        <table:table-row table:style-name="ro1">
          <table:table-cell office:value-type="string" calcext:value-type="string">
            <text:p>sum(YE_T_j)</text:p>
          </table:table-cell>
          <table:table-cell table:formula="of:=[.B24]+[.B25]" office:value-type="float" office:value="2.09592089130809" calcext:value-type="float">
            <text:p>2.09592089130809</text:p>
          </table:table-cell>
          <table:table-cell table:formula="of:=[.C24]+[.C25]" office:value-type="float" office:value="2.12783031281394" calcext:value-type="float">
            <text:p>2.12783031281394</text:p>
          </table:table-cell>
          <table:table-cell table:formula="of:=[.D24]+[.D25]" office:value-type="float" office:value="2.1237046668445" calcext:value-type="float">
            <text:p>2.1237046668445</text:p>
          </table:table-cell>
          <table:table-cell table:formula="of:=[.E24]+[.E25]" office:value-type="float" office:value="2.14081427449435" calcext:value-type="float">
            <text:p>2.14081427449435</text:p>
          </table:table-cell>
          <table:table-cell table:formula="of:=[.F24]+[.F25]" office:value-type="float" office:value="2.08878770760913" calcext:value-type="float">
            <text:p>2.08878770760913</text:p>
          </table:table-cell>
          <table:table-cell table:formula="of:=[.G24]+[.G25]" office:value-type="float" office:value="1.95551951481922" calcext:value-type="float">
            <text:p>1.95551951481922</text:p>
          </table:table-cell>
          <table:table-cell table:formula="of:=[.H24]+[.H25]" office:value-type="float" office:value="1.82754956813211" calcext:value-type="float">
            <text:p>1.82754956813211</text:p>
          </table:table-cell>
          <table:table-cell table:formula="of:=[.I24]+[.I25]" office:value-type="float" office:value="1.70890043980385" calcext:value-type="float">
            <text:p>1.70890043980385</text:p>
          </table:table-cell>
          <table:table-cell table:formula="of:=[.J24]+[.J25]" office:value-type="float" office:value="1.64100500151947" calcext:value-type="float">
            <text:p>1.64100500151947</text:p>
          </table:table-cell>
          <table:table-cell table:formula="of:=[.K24]+[.K25]" office:value-type="float" office:value="1.59806153819325" calcext:value-type="float">
            <text:p>1.59806153819325</text:p>
          </table:table-cell>
          <table:table-cell table:formula="of:=[.L24]+[.L25]" office:value-type="float" office:value="1.5747966888781" calcext:value-type="float">
            <text:p>1.5747966888781</text:p>
          </table:table-cell>
          <table:table-cell table:formula="of:=[.M24]+[.M25]" office:value-type="float" office:value="1.55157206707497" calcext:value-type="float">
            <text:p>1.55157206707497</text:p>
          </table:table-cell>
          <table:table-cell table:formula="of:=[.N24]+[.N25]" office:value-type="float" office:value="1.51833072502811" calcext:value-type="float">
            <text:p>1.51833072502811</text:p>
          </table:table-cell>
          <table:table-cell table:formula="of:=[.O24]+[.O25]" office:value-type="float" office:value="1.5087634182393" calcext:value-type="float">
            <text:p>1.5087634182393</text:p>
          </table:table-cell>
          <table:table-cell table:formula="of:=[.P24]+[.P25]" office:value-type="float" office:value="1.49669596383689" calcext:value-type="float">
            <text:p>1.49669596383689</text:p>
          </table:table-cell>
          <table:table-cell table:formula="of:=[.Q24]+[.Q25]" office:value-type="float" office:value="1.47115679869012" calcext:value-type="float">
            <text:p>1.47115679869012</text:p>
          </table:table-cell>
          <table:table-cell table:formula="of:=[.R24]+[.R25]" office:value-type="float" office:value="1.47115679869012" calcext:value-type="float">
            <text:p>1.47115679869012</text:p>
          </table:table-cell>
          <table:table-cell table:formula="of:=[.S24]+[.S25]" office:value-type="float" office:value="1.47115679869012" calcext:value-type="float">
            <text:p>1.47115679869012</text:p>
          </table:table-cell>
          <table:table-cell table:formula="of:=[.T24]+[.T25]" office:value-type="float" office:value="1.47115679869012" calcext:value-type="float">
            <text:p>1.47115679869012</text:p>
          </table:table-cell>
          <table:table-cell table:style-name="ce2" table:number-columns-repeated="6"/>
        </table:table-row>
        <table:table-row table:style-name="ro1" table:number-rows-repeated="2">
          <table:table-cell table:number-columns-repeated="20"/>
          <table:table-cell table:style-name="ce2"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Growth Rat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_ET</text:p>
          </table:table-cell>
          <table:table-cell table:formula="of:=([.H18]-[.G18])/[.G18]" office:value-type="float" office:value="-0.0384091688152996" calcext:value-type="float">
            <text:p>-0.0384091688152996</text:p>
          </table:table-cell>
          <table:table-cell table:formula="of:=([.I18]-[.H18])/[.H18]" office:value-type="float" office:value="-0.0684146603004471" calcext:value-type="float">
            <text:p>-0.0684146603004471</text:p>
          </table:table-cell>
          <table:table-cell table:formula="of:=([.J18]-[.I18])/[.I18]" office:value-type="float" office:value="-0.0576810241823996" calcext:value-type="float">
            <text:p>-0.0576810241823996</text:p>
          </table:table-cell>
          <table:table-cell table:formula="of:=([.K18]-[.J18])/[.J18]" office:value-type="float" office:value="-0.0832730235711827" calcext:value-type="float">
            <text:p>-0.0832730235711827</text:p>
          </table:table-cell>
          <table:table-cell table:formula="of:=([.L18]-[.K18])/[.K18]" office:value-type="float" office:value="-0.189976301286709" calcext:value-type="float">
            <text:p>-0.189976301286709</text:p>
          </table:table-cell>
          <table:table-cell table:formula="of:=([.M18]-[.L18])/[.L18]" office:value-type="float" office:value="-0.183121544531544" calcext:value-type="float">
            <text:p>-0.183121544531544</text:p>
          </table:table-cell>
          <table:table-cell table:formula="of:=([.N18]-[.M18])/[.M18]" office:value-type="float" office:value="-0.0923211301323914" calcext:value-type="float">
            <text:p>-0.0923211301323914</text:p>
          </table:table-cell>
          <table:table-cell table:formula="of:=([.O18]-[.N18])/[.N18]" office:value-type="float" office:value="-0.0439746229438183" calcext:value-type="float">
            <text:p>-0.0439746229438183</text:p>
          </table:table-cell>
          <table:table-cell table:formula="of:=([.P18]-[.O18])/[.O18]" office:value-type="float" office:value="-0.0112641346103068" calcext:value-type="float">
            <text:p>-0.0112641346103068</text:p>
          </table:table-cell>
          <table:table-cell table:formula="of:=([.Q18]-[.P18])/[.P18]" office:value-type="float" office:value="-0.0077944223956177" calcext:value-type="float">
            <text:p>-0.0077944223956177</text:p>
          </table:table-cell>
          <table:table-cell table:formula="of:=([.R18]-[.Q18])/[.Q18]" office:value-type="float" office:value="-0.00969993279858388" calcext:value-type="float">
            <text:p>-0.00969993279858388</text:p>
          </table:table-cell>
          <table:table-cell table:formula="of:=([.S18]-[.R18])/[.R18]" office:value-type="float" office:value="-0.00921392230223598" calcext:value-type="float">
            <text:p>-0.00921392230223598</text:p>
          </table:table-cell>
          <table:table-cell table:formula="of:=([.T18]-[.S18])/[.S18]" office:value-type="float" office:value="0.00156006990319816" calcext:value-type="float">
            <text:p>0.00156006990319816</text:p>
          </table:table-cell>
          <table:table-cell table:formula="of:=([.U18]-[.T18])/[.T18]" office:value-type="float" office:value="-0.0104922912665686" calcext:value-type="float">
            <text:p>-0.0104922912665686</text:p>
          </table:table-cell>
          <table:table-cell table:formula="of:=([.V18]-[.U18])/[.U18]" office:value-type="float" office:value="-0.0432659703835309" calcext:value-type="float">
            <text:p>-0.0432659703835309</text:p>
          </table:table-cell>
          <table:table-cell table:formula="of:=([.W18]-[.V18])/[.V18]" office:value-type="float" office:value="0" calcext:value-type="float">
            <text:p>0</text:p>
          </table:table-cell>
          <table:table-cell table:formula="of:=([.X18]-[.W18])/[.W18]" office:value-type="float" office:value="0" calcext:value-type="float">
            <text:p>0</text:p>
          </table:table-cell>
          <table:table-cell table:formula="of:=([.Y18]-[.X18])/[.X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YE_T_T</text:p>
          </table:table-cell>
          <table:table-cell table:formula="of:=([.C22]-[.B22])/[.B22]" office:value-type="float" office:value="0.0150327152777445" calcext:value-type="float">
            <text:p>0.0150327152777445</text:p>
          </table:table-cell>
          <table:table-cell table:formula="of:=([.D22]-[.C22])/[.C22]" office:value-type="float" office:value="-0.0216446735480212" calcext:value-type="float">
            <text:p>-0.0216446735480212</text:p>
          </table:table-cell>
          <table:table-cell table:formula="of:=([.E22]-[.D22])/[.D22]" office:value-type="float" office:value="0.0161482003894807" calcext:value-type="float">
            <text:p>0.0161482003894807</text:p>
          </table:table-cell>
          <table:table-cell table:formula="of:=([.F22]-[.E22])/[.E22]" office:value-type="float" office:value="0.00216835482155729" calcext:value-type="float">
            <text:p>0.00216835482155729</text:p>
          </table:table-cell>
          <table:table-cell table:formula="of:=([.G22]-[.F22])/[.F22]" office:value-type="float" office:value="-0.0100655966837219" calcext:value-type="float">
            <text:p>-0.0100655966837219</text:p>
          </table:table-cell>
          <table:table-cell table:formula="of:=([.H22]-[.G22])/[.G22]" office:value-type="float" office:value="-0.0100687133352134" calcext:value-type="float">
            <text:p>-0.0100687133352134</text:p>
          </table:table-cell>
          <table:table-cell table:formula="of:=([.I22]-[.H22])/[.H22]" office:value-type="float" office:value="-0.0323470719876472" calcext:value-type="float">
            <text:p>-0.0323470719876472</text:p>
          </table:table-cell>
          <table:table-cell table:formula="of:=([.J22]-[.I22])/[.I22]" office:value-type="float" office:value="-0.0218717962385129" calcext:value-type="float">
            <text:p>-0.0218717962385129</text:p>
          </table:table-cell>
          <table:table-cell table:formula="of:=([.K22]-[.J22])/[.J22]" office:value-type="float" office:value="-0.0167712218744321" calcext:value-type="float">
            <text:p>-0.0167712218744321</text:p>
          </table:table-cell>
          <table:table-cell table:formula="of:=([.L22]-[.K22])/[.K22]" office:value-type="float" office:value="-0.0094989133683413" calcext:value-type="float">
            <text:p>-0.0094989133683413</text:p>
          </table:table-cell>
          <table:table-cell table:formula="of:=([.M22]-[.L22])/[.L22]" office:value-type="float" office:value="-0.00493993563172988" calcext:value-type="float">
            <text:p>-0.00493993563172988</text:p>
          </table:table-cell>
          <table:table-cell table:formula="of:=([.N22]-[.M22])/[.M22]" office:value-type="float" office:value="-0.000395153998581335" calcext:value-type="float">
            <text:p>-0.000395153998581335</text:p>
          </table:table-cell>
          <table:table-cell table:formula="of:=([.O22]-[.N22])/[.N22]" office:value-type="float" office:value="0.0082304027238045" calcext:value-type="float">
            <text:p>0.0082304027238045</text:p>
          </table:table-cell>
          <table:table-cell table:formula="of:=([.P22]-[.O22])/[.O22]" office:value-type="float" office:value="0.00795205404115789" calcext:value-type="float">
            <text:p>0.00795205404115789</text:p>
          </table:table-cell>
          <table:table-cell table:formula="of:=([.Q22]-[.P22])/[.P22]" office:value-type="float" office:value="0.0134656574147852" calcext:value-type="float">
            <text:p>0.0134656574147852</text:p>
          </table:table-cell>
          <table:table-cell table:formula="of:=([.R22]-[.Q22])/[.Q22]" office:value-type="float" office:value="0" calcext:value-type="float">
            <text:p>0</text:p>
          </table:table-cell>
          <table:table-cell table:formula="of:=([.S22]-[.R22])/[.R22]" office:value-type="float" office:value="0" calcext:value-type="float">
            <text:p>0</text:p>
          </table:table-cell>
          <table:table-cell table:formula="of:=([.T22]-[.S22])/[.S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YE_T_j</text:p>
          </table:table-cell>
          <table:table-cell table:formula="of:=([.C27]-[.B27])/[.B27]" office:value-type="float" office:value="0.0152245352571207" calcext:value-type="float">
            <text:p>0.0152245352571207</text:p>
          </table:table-cell>
          <table:table-cell table:formula="of:=([.D27]-[.C27])/[.C27]" office:value-type="float" office:value="-0.00193889801484715" calcext:value-type="float">
            <text:p>-0.00193889801484715</text:p>
          </table:table-cell>
          <table:table-cell table:formula="of:=([.E27]-[.D27])/[.D27]" office:value-type="float" office:value="0.00805649105403671" calcext:value-type="float">
            <text:p>0.00805649105403671</text:p>
          </table:table-cell>
          <table:table-cell table:formula="of:=([.F27]-[.E27])/[.E27]" office:value-type="float" office:value="-0.0243022328022832" calcext:value-type="float">
            <text:p>-0.0243022328022832</text:p>
          </table:table-cell>
          <table:table-cell table:formula="of:=([.G27]-[.F27])/[.F27]" office:value-type="float" office:value="-0.0638016933479833" calcext:value-type="float">
            <text:p>-0.0638016933479833</text:p>
          </table:table-cell>
          <table:table-cell table:formula="of:=([.H27]-[.G27])/[.G27]" office:value-type="float" office:value="-0.0654403833443417" calcext:value-type="float">
            <text:p>-0.0654403833443417</text:p>
          </table:table-cell>
          <table:table-cell table:formula="of:=([.I27]-[.H27])/[.H27]" office:value-type="float" office:value="-0.0649225227031887" calcext:value-type="float">
            <text:p>-0.0649225227031887</text:p>
          </table:table-cell>
          <table:table-cell table:formula="of:=([.J27]-[.I27])/[.I27]" office:value-type="float" office:value="-0.0397304820707807" calcext:value-type="float">
            <text:p>-0.0397304820707807</text:p>
          </table:table-cell>
          <table:table-cell table:formula="of:=([.K27]-[.J27])/[.J27]" office:value-type="float" office:value="-0.0261690020971639" calcext:value-type="float">
            <text:p>-0.0261690020971639</text:p>
          </table:table-cell>
          <table:table-cell table:formula="of:=([.L27]-[.K27])/[.K27]" office:value-type="float" office:value="-0.0145581686056095" calcext:value-type="float">
            <text:p>-0.0145581686056095</text:p>
          </table:table-cell>
          <table:table-cell table:formula="of:=([.M27]-[.L27])/[.L27]" office:value-type="float" office:value="-0.0147476953483232" calcext:value-type="float">
            <text:p>-0.0147476953483232</text:p>
          </table:table-cell>
          <table:table-cell table:formula="of:=([.N27]-[.M27])/[.M27]" office:value-type="float" office:value="-0.0214242978152684" calcext:value-type="float">
            <text:p>-0.0214242978152684</text:p>
          </table:table-cell>
          <table:table-cell table:formula="of:=([.O27]-[.N27])/[.N27]" office:value-type="float" office:value="-0.00630120080632134" calcext:value-type="float">
            <text:p>-0.00630120080632134</text:p>
          </table:table-cell>
          <table:table-cell table:formula="of:=([.P27]-[.O27])/[.O27]" office:value-type="float" office:value="-0.0079982416438032" calcext:value-type="float">
            <text:p>-0.0079982416438032</text:p>
          </table:table-cell>
          <table:table-cell table:formula="of:=([.Q27]-[.P27])/[.P27]" office:value-type="float" office:value="-0.0170636961439373" calcext:value-type="float">
            <text:p>-0.0170636961439373</text:p>
          </table:table-cell>
          <table:table-cell table:formula="of:=([.R27]-[.Q27])/[.Q27]" office:value-type="float" office:value="0" calcext:value-type="float">
            <text:p>0</text:p>
          </table:table-cell>
          <table:table-cell table:formula="of:=([.S27]-[.R27])/[.R27]" office:value-type="float" office:value="0" calcext:value-type="float">
            <text:p>0</text:p>
          </table:table-cell>
          <table:table-cell table:formula="of:=([.T27]-[.S27])/[.S27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8T17:55:32.739943227</dc:date>
    <meta:editing-duration>PT1H45M10S</meta:editing-duration>
    <meta:editing-cycles>2</meta:editing-cycles>
    <meta:generator>LibreOffice/7.3.7.2$Linux_X86_64 LibreOffice_project/30$Build-2</meta:generator>
    <meta:document-statistic meta:table-count="1" meta:cell-count="408" meta:object-count="0"/>
  </office:meta>
</office:document-meta>
</file>